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a165eb"/>
    </style:style>
    <style:style style:name="P4" style:family="paragraph" style:parent-style-name="Heading_20_2">
      <style:text-properties officeooo:paragraph-rsid="06b7f343"/>
    </style:style>
    <style:style style:name="P5" style:family="paragraph" style:parent-style-name="Heading_20_2">
      <style:text-properties officeooo:paragraph-rsid="06f4617e"/>
    </style:style>
    <style:style style:name="P6" style:family="paragraph" style:parent-style-name="Heading_20_2">
      <style:text-properties officeooo:paragraph-rsid="071cb9cc"/>
    </style:style>
    <style:style style:name="P7" style:family="paragraph" style:parent-style-name="Heading_20_2">
      <style:text-properties officeooo:paragraph-rsid="071dadb0"/>
    </style:style>
    <style:style style:name="P8" style:family="paragraph" style:parent-style-name="Heading_20_2">
      <style:text-properties style:font-name="Monospace" officeooo:rsid="0703d663" officeooo:paragraph-rsid="071dadb0" style:font-size-asian="10.5pt" style:font-name-complex="David CLM1" style:font-weight-complex="normal"/>
    </style:style>
    <style:style style:name="P9" style:family="paragraph" style:parent-style-name="Text_20_body">
      <style:paragraph-properties fo:line-height="100%"/>
      <style:text-properties officeooo:paragraph-rsid="06fa9d70"/>
    </style:style>
    <style:style style:name="P10" style:family="paragraph" style:parent-style-name="Text_20_body">
      <style:text-properties style:font-name="Monospace" fo:language="en" fo:country="US" officeooo:rsid="070c1850" officeooo:paragraph-rsid="071dadb0" style:font-size-asian="10.5pt" style:font-name-complex="David CLM1" style:font-weight-complex="normal"/>
    </style:style>
    <style:style style:name="P11" style:family="paragraph" style:parent-style-name="Text_20_body">
      <style:paragraph-properties fo:line-height="100%"/>
      <style:text-properties style:font-name="Monospace" fo:font-size="10.5pt" fo:language="en" fo:country="US" officeooo:rsid="07139ab0" officeooo:paragraph-rsid="0717a5bf" style:font-size-asian="10.5pt" style:font-name-complex="David CLM1" style:font-size-complex="10.5pt" style:font-weight-complex="normal"/>
    </style:style>
    <style:style style:name="P12" style:family="paragraph" style:parent-style-name="Text_20_body">
      <style:text-properties officeooo:rsid="0700a262" officeooo:paragraph-rsid="0700a262"/>
    </style:style>
    <style:style style:name="P13" style:family="paragraph" style:parent-style-name="Text_20_body">
      <style:text-properties officeooo:paragraph-rsid="07084464"/>
    </style:style>
    <style:style style:name="P14" style:family="paragraph" style:parent-style-name="Text_20_body">
      <style:text-properties officeooo:paragraph-rsid="07139ab0"/>
    </style:style>
    <style:style style:name="P15" style:family="paragraph" style:parent-style-name="Text_20_body">
      <style:text-properties officeooo:paragraph-rsid="071720e9"/>
    </style:style>
    <style:style style:name="P16" style:family="paragraph" style:parent-style-name="Text_20_body">
      <style:text-properties officeooo:paragraph-rsid="071cb9cc"/>
    </style:style>
    <style:style style:name="P17" style:family="paragraph" style:parent-style-name="Text_20_body">
      <style:text-properties officeooo:paragraph-rsid="072e4c2a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71cb9cc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7181661"/>
    </style:style>
    <style:style style:name="P20" style:family="paragraph" style:parent-style-name="Text_20_body">
      <style:paragraph-properties fo:text-align="start" style:justify-single-word="false" style:writing-mode="lr-tb"/>
      <style:text-properties fo:language="en" fo:country="US" officeooo:rsid="071cb9cc" officeooo:paragraph-rsid="071cb9cc"/>
    </style:style>
    <style:style style:name="P21" style:family="paragraph" style:parent-style-name="Text_20_body">
      <style:paragraph-properties fo:text-align="start" style:justify-single-word="false" style:writing-mode="lr-tb"/>
      <style:text-properties fo:language="en" fo:country="US" officeooo:rsid="07181661" officeooo:paragraph-rsid="071cb9cc"/>
    </style:style>
    <style:style style:name="P22" style:family="paragraph" style:parent-style-name="Text_20_body">
      <style:paragraph-properties fo:text-align="end" style:justify-single-word="false" style:writing-mode="rl-tb"/>
      <style:text-properties fo:language="en" fo:country="US" officeooo:rsid="071cb9cc" officeooo:paragraph-rsid="071cb9cc"/>
    </style:style>
    <style:style style:name="P23" style:family="paragraph" style:parent-style-name="Text_20_body">
      <style:paragraph-properties fo:text-align="end" style:justify-single-word="false" style:writing-mode="rl-tb"/>
      <style:text-properties fo:language="en" fo:country="US" officeooo:rsid="07181661" officeooo:paragraph-rsid="07181661"/>
    </style:style>
    <style:style style:name="P24" style:family="paragraph" style:parent-style-name="Text_20_body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700a262" officeooo:paragraph-rsid="071cb9c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25" style:family="paragraph" style:parent-style-name="Text_20_body">
      <style:paragraph-properties fo:text-align="end" style:justify-single-word="false" style:writing-mode="rl-tb"/>
      <style:text-properties officeooo:paragraph-rsid="07221526"/>
    </style:style>
    <style:style style:name="P26" style:family="paragraph" style:parent-style-name="Heading_20_1">
      <style:paragraph-properties fo:line-height="100%"/>
      <style:text-properties officeooo:paragraph-rsid="04af6545"/>
    </style:style>
    <style:style style:name="P27" style:family="paragraph" style:parent-style-name="Text_20_body" style:list-style-name="L1">
      <style:text-properties officeooo:paragraph-rsid="07084464"/>
    </style:style>
    <style:style style:name="P28" style:family="paragraph" style:parent-style-name="Text_20_body" style:list-style-name="L1">
      <style:text-properties officeooo:paragraph-rsid="0700a262"/>
    </style:style>
    <style:style style:name="P29" style:family="paragraph" style:parent-style-name="Text_20_body" style:list-style-name="L1">
      <style:text-properties style:font-name="Monospace" officeooo:rsid="0700a262" officeooo:paragraph-rsid="07084464" style:font-size-asian="10.5pt" style:font-name-complex="David CLM1" style:font-weight-complex="normal"/>
    </style:style>
    <style:style style:name="P30" style:family="paragraph" style:parent-style-name="Text_20_body" style:list-style-name="L1">
      <style:text-properties style:font-name="Monospace" officeooo:rsid="0700a262" officeooo:paragraph-rsid="0700a262" style:font-size-asian="10.5pt" style:font-name-complex="David CLM1" style:font-weight-complex="normal"/>
    </style:style>
    <style:style style:name="P31" style:family="paragraph" style:parent-style-name="Text_20_body">
      <style:text-properties style:font-name="Monospace" fo:language="en" fo:country="US" officeooo:rsid="070ed466" officeooo:paragraph-rsid="072e4c2a" style:font-size-asian="10.5pt" style:font-name-complex="David CLM1" style:font-weight-complex="normal"/>
    </style:style>
    <style:style style:name="P32" style:family="paragraph" style:parent-style-name="Text_20_body">
      <style:paragraph-properties fo:text-align="end" style:justify-single-word="false" style:writing-mode="rl-tb"/>
      <style:text-properties fo:language="en" fo:country="US" officeooo:rsid="071cb9cc" officeooo:paragraph-rsid="071cb9cc"/>
    </style:style>
    <style:style style:name="P33" style:family="paragraph" style:parent-style-name="Text_20_body">
      <style:paragraph-properties fo:text-align="end" style:justify-single-word="false" style:writing-mode="rl-tb"/>
      <style:text-properties fo:language="en" fo:country="US" fo:font-weight="bold" officeooo:rsid="072f4896" officeooo:paragraph-rsid="072f4896" style:font-weight-asian="bold" style:font-weight-complex="bold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efeae"/>
    </style:style>
    <style:style style:name="T4" style:family="text">
      <style:text-properties officeooo:rsid="04af6545"/>
    </style:style>
    <style:style style:name="T5" style:family="text">
      <style:text-properties style:font-name="Liberation Sans" fo:font-size="21pt" fo:font-weight="bold" officeooo:rsid="06efcd3e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6" style:family="text">
      <style:text-properties style:font-name="Liberation Sans" fo:font-size="21pt" fo:font-weight="bold" officeooo:rsid="06fe29aa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7" style:family="text">
      <style:text-properties fo:color="#000000" loext:opacity="100%" style:font-name="Monospace" fo:font-size="12pt" fo:font-style="normal" fo:font-weight="normal" officeooo:rsid="06b7f343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92c5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f4617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70c185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711a4c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7139ab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71cb9c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71dadb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71eeeb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7" style:family="text">
      <style:text-properties style:font-name="Monospace" style:font-size-asian="10.5pt" style:font-name-complex="David CLM1" style:font-weight-complex="normal"/>
    </style:style>
    <style:style style:name="T18" style:family="text">
      <style:text-properties style:font-name="Monospace" officeooo:rsid="06d69610" style:font-size-asian="10.5pt" style:font-name-complex="David CLM1" style:font-weight-complex="normal"/>
    </style:style>
    <style:style style:name="T19" style:family="text">
      <style:text-properties style:font-name="Monospace" officeooo:rsid="06e75eee" style:font-size-asian="10.5pt" style:font-name-complex="David CLM1" style:font-weight-complex="normal"/>
    </style:style>
    <style:style style:name="T20" style:family="text">
      <style:text-properties style:font-name="Monospace" officeooo:rsid="06f0b52a" style:font-size-asian="10.5pt" style:font-name-complex="David CLM1" style:font-weight-complex="normal"/>
    </style:style>
    <style:style style:name="T21" style:family="text">
      <style:text-properties style:font-name="Monospace" officeooo:rsid="06fa9d70" style:font-size-asian="10.5pt" style:font-name-complex="David CLM1" style:font-weight-complex="normal"/>
    </style:style>
    <style:style style:name="T22" style:family="text">
      <style:text-properties style:font-name="Monospace" officeooo:rsid="0700a262" style:font-size-asian="10.5pt" style:font-name-complex="David CLM1" style:font-weight-complex="normal"/>
    </style:style>
    <style:style style:name="T23" style:family="text">
      <style:text-properties style:font-name="Monospace" officeooo:rsid="0702fead" style:font-size-asian="10.5pt" style:font-name-complex="David CLM1" style:font-weight-complex="normal"/>
    </style:style>
    <style:style style:name="T24" style:family="text">
      <style:text-properties style:font-name="Monospace" officeooo:rsid="0703d663" style:font-size-asian="10.5pt" style:font-name-complex="David CLM1" style:font-weight-complex="normal"/>
    </style:style>
    <style:style style:name="T25" style:family="text">
      <style:text-properties style:font-name="Monospace" officeooo:rsid="07084464" style:font-size-asian="10.5pt" style:font-name-complex="David CLM1" style:font-weight-complex="normal"/>
    </style:style>
    <style:style style:name="T26" style:family="text">
      <style:text-properties style:font-name="Monospace" officeooo:rsid="0708dcc8" style:font-size-asian="10.5pt" style:font-name-complex="David CLM1" style:font-weight-complex="normal"/>
    </style:style>
    <style:style style:name="T27" style:family="text">
      <style:text-properties style:font-name="Monospace" officeooo:rsid="070aba3a" style:font-size-asian="10.5pt" style:font-name-complex="David CLM1" style:font-weight-complex="normal"/>
    </style:style>
    <style:style style:name="T28" style:family="text">
      <style:text-properties style:font-name="Monospace" officeooo:rsid="070b0757" style:font-size-asian="10.5pt" style:font-name-complex="David CLM1" style:font-weight-complex="normal"/>
    </style:style>
    <style:style style:name="T29" style:family="text">
      <style:text-properties style:font-name="Monospace" officeooo:rsid="07139ab0" style:font-size-asian="10.5pt" style:font-name-complex="David CLM1" style:font-weight-complex="normal"/>
    </style:style>
    <style:style style:name="T30" style:family="text">
      <style:text-properties style:font-name="Monospace" officeooo:rsid="071cb9cc" style:font-size-asian="10.5pt" style:font-name-complex="David CLM1" style:font-weight-complex="normal"/>
    </style:style>
    <style:style style:name="T31" style:family="text">
      <style:text-properties style:font-name="Monospace" fo:language="en" fo:country="US" officeooo:rsid="071720e9" style:font-size-asian="10.5pt" style:font-name-complex="David CLM1" style:font-weight-complex="normal"/>
    </style:style>
    <style:style style:name="T32" style:family="text">
      <style:text-properties style:font-name="Monospace" fo:language="en" fo:country="US" officeooo:rsid="071cb9cc" style:font-size-asian="10.5pt" style:font-name-complex="David CLM1" style:font-weight-complex="normal"/>
    </style:style>
    <style:style style:name="T33" style:family="text">
      <style:text-properties style:font-name="Monospace" fo:language="en" fo:country="US" officeooo:rsid="0728af0c" style:font-size-asian="10.5pt" style:font-name-complex="David CLM1" style:font-weight-complex="normal"/>
    </style:style>
    <style:style style:name="T34" style:family="text">
      <style:text-properties style:font-name="Monospace" fo:language="en" fo:country="US" officeooo:rsid="070ed466" style:font-size-asian="10.5pt" style:font-name-complex="David CLM1" style:font-weight-complex="normal"/>
    </style:style>
    <style:style style:name="T35" style:family="text">
      <style:text-properties style:font-name="Monospace" fo:language="en" fo:country="US" officeooo:rsid="072c499b" style:font-size-asian="10.5pt" style:font-name-complex="David CLM1" style:font-weight-complex="normal"/>
    </style:style>
    <style:style style:name="T36" style:family="text">
      <style:text-properties style:font-name="Monospace" fo:language="en" fo:country="US" officeooo:rsid="072e4c2a" style:font-size-asian="10.5pt" style:font-name-complex="David CLM1" style:font-weight-complex="normal"/>
    </style:style>
    <style:style style:name="T37" style:family="text">
      <style:text-properties style:font-name="Monospace" fo:language="en" fo:country="US" officeooo:rsid="072afe3c" style:font-size-asian="10.5pt" style:font-name-complex="David CLM1" style:font-weight-complex="normal"/>
    </style:style>
    <style:style style:name="T38" style:family="text">
      <style:text-properties officeooo:rsid="068bb0fb"/>
    </style:style>
    <style:style style:name="T39" style:family="text">
      <style:text-properties fo:font-weight="bold" officeooo:rsid="0700a262" style:font-weight-asian="bold" style:font-weight-complex="bold"/>
    </style:style>
    <style:style style:name="T40" style:family="text">
      <style:text-properties officeooo:rsid="06d2355e"/>
    </style:style>
    <style:style style:name="T41" style:family="text">
      <style:text-properties officeooo:rsid="06d68c4b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7141849"/>
    </style:style>
    <style:style style:name="T44" style:family="text">
      <style:text-properties fo:language="en" fo:country="US" officeooo:rsid="07181661"/>
    </style:style>
    <style:style style:name="T45" style:family="text">
      <style:text-properties fo:language="en" fo:country="US" officeooo:rsid="071cb9cc"/>
    </style:style>
    <style:style style:name="T46" style:family="text">
      <style:text-properties fo:language="en" fo:country="US" officeooo:rsid="0718c9c0"/>
    </style:style>
    <style:style style:name="T47" style:family="text">
      <style:text-properties fo:language="en" fo:country="US" fo:font-weight="bold" officeooo:rsid="07139ab0" style:font-weight-asian="bold" style:font-weight-complex="bold"/>
    </style:style>
    <style:style style:name="T48" style:family="text">
      <style:text-properties fo:language="en" fo:country="US" fo:font-weight="bold" officeooo:rsid="07221526" style:font-weight-asian="bold" style:font-weight-complex="bold"/>
    </style:style>
    <style:style style:name="T49" style:family="text">
      <style:text-properties fo:language="en" fo:country="US" officeooo:rsid="07139ab0"/>
    </style:style>
    <style:style style:name="T50" style:family="text">
      <style:text-properties fo:language="en" fo:country="US" officeooo:rsid="07278362"/>
    </style:style>
    <style:style style:name="T51" style:family="text">
      <style:text-properties fo:language="en" fo:country="US" officeooo:rsid="072391fc"/>
    </style:style>
    <style:style style:name="T52" style:family="text">
      <style:text-properties fo:language="en" fo:country="US" fo:font-weight="normal" officeooo:rsid="0724a530" style:font-weight-asian="normal" style:font-weight-complex="normal"/>
    </style:style>
    <style:style style:name="T53" style:family="text">
      <style:text-properties officeooo:rsid="0700a262"/>
    </style:style>
    <style:style style:name="T54" style:family="text">
      <style:text-properties officeooo:rsid="07084464"/>
    </style:style>
    <style:style style:name="T55" style:family="text">
      <style:text-properties style:text-position="sub 58%" fo:language="en" fo:country="US"/>
    </style:style>
    <style:style style:name="T56" style:family="text">
      <style:text-properties style:text-position="sub 58%" fo:language="en" fo:country="US" officeooo:rsid="072ab57d"/>
    </style:style>
    <style:style style:name="T57" style:family="text">
      <style:text-properties style:text-position="sub 58%" style:font-name="Monospace" fo:language="en" fo:country="US" officeooo:rsid="072e4c2a" style:font-size-asian="10.5pt" style:font-name-complex="David CLM1" style:font-weight-complex="normal"/>
    </style:style>
    <style:style style:name="T58" style:family="text">
      <style:text-properties style:text-position="sub 58%" style:font-name="Monospace" fo:language="en" fo:country="US" officeooo:rsid="072afe3c" style:font-size-asian="10.5pt" style:font-name-complex="David CLM1" style:font-weight-complex="normal"/>
    </style:style>
    <style:style style:name="T59" style:family="text">
      <style:text-properties style:text-position="0% 100%"/>
    </style:style>
    <style:style style:name="T60" style:family="text">
      <style:text-properties style:text-position="0% 100%" fo:language="en" fo:country="US" officeooo:rsid="072ab57d"/>
    </style:style>
    <style:style style:name="T61" style:family="text">
      <style:text-properties style:text-position="0% 100%" officeooo:rsid="072ab57d"/>
    </style:style>
    <style:style style:name="T62" style:family="text">
      <style:text-properties style:text-position="0% 100%" officeooo:rsid="072afe3c"/>
    </style:style>
    <style:style style:name="T63" style:family="text">
      <style:text-properties officeooo:rsid="0711a4c2"/>
    </style:style>
    <style:style style:name="T64" style:family="text">
      <style:text-properties officeooo:rsid="07139ab0"/>
    </style:style>
    <style:style style:name="T65" style:family="text">
      <style:text-properties officeooo:rsid="07141849"/>
    </style:style>
    <style:style style:name="T66" style:family="text">
      <style:text-properties officeooo:rsid="071720e9"/>
    </style:style>
    <style:style style:name="T67" style:family="text">
      <style:text-properties officeooo:rsid="0717a5bf"/>
    </style:style>
    <style:style style:name="T68" style:family="text">
      <style:text-properties officeooo:rsid="071cb9cc"/>
    </style:style>
    <style:style style:name="T69" style:family="text">
      <style:text-properties fo:language="en" fo:country="US" officeooo:rsid="072f48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1">מטלה</text:span><text:span text:style-name="T4"> –</text:span><text:span text:style-name="T2"> חלוק</text:span><text:span text:style-name="T5">ה עם שיתופים – </text:span><text:span text:style-name="T6">הרבה שחקנים</text:span></text:h>
      <text:p text:style-name="P9"><text:span text:style-name="T4">יש לענות על שאלה אחת לבחירתכם. </text:span><text:span text:style-name="T41">שאלות רגילות מזכות בנקודה אחת. </text:span><text:span text:style-name="T18">שאלות או סעיפים עם כוכבית מזכים בנקודה נוספת. </text:span></text:p>
      <text:p text:style-name="P9"><text:span text:style-name="T19">יש להוכיח את נכונות </text:span><text:span text:style-name="T20">התשובות</text:span><text:span text:style-name="T19">.</text:span><text:span text:style-name="T21"> אפשר לכתוב אלגוריתם בפסאודו-קוד, אבל הוא צריך להיות מדוייק ומפורט ברמה של שפת תיכנות.</text:span></text:p>
      <text:p text:style-name="P11"><text:s/></text:p>
      <text:p text:style-name="P4">שאלה <text:span text:style-name="T7">1</text:span><text:span text:style-name="T3">: </text:span><text:span text:style-name="T53">כמה שיתופים לכל חפץ?</text:span></text:p>
      <text:p text:style-name="P13"><text:span text:style-name="T54">א. </text:span><text:span text:style-name="T53">מחלקים </text:span><text:span text:style-name="T25">ארבעה </text:span><text:span text:style-name="T53">חפצים בין </text:span><text:span text:style-name="T25">ארבעה </text:span><text:span text:style-name="T53">שחקנים. כמו שלמדנו בהרצאה, תמיד קיימת חלוקה עם לכל היותר </text:span><text:span text:style-name="T25">שלושה </text:span><text:span text:style-name="T53">שיתופים. יש כמה אפשרויות לחלוקה כזאת:</text:span></text:p>
      <text:list xml:id="list97830447" text:style-name="L1">
        <text:list-item>
          <text:p text:style-name="P27"><text:span text:style-name="T53">חפץ </text:span><text:span text:style-name="T22">א </text:span><text:span text:style-name="T53">משותף בין כל </text:span><text:span text:style-name="T26">ארבעת </text:span><text:span text:style-name="T53">השחקנים.</text:span></text:p>
        </text:list-item>
        <text:list-item>
          <text:p text:style-name="P27"><text:span text:style-name="T53">חפץ </text:span><text:span text:style-name="T22">א </text:span><text:span text:style-name="T53">משותף בין </text:span><text:span text:style-name="T26">שלושה </text:span><text:span text:style-name="T53">שחקנים, </text:span><text:span text:style-name="T22">ו</text:span><text:span text:style-name="T53">חפץ </text:span><text:span text:style-name="T22">ב </text:span><text:span text:style-name="T53">משותף בין שני שחקנים.</text:span></text:p>
        </text:list-item>
        <text:list-item>
          <text:p text:style-name="P29">חפץ א משותף בין שני שחקנים, חפץ ב בין שני שחקנים, חפץ ג בין שני שחקנים.</text:p>
        </text:list-item>
      </text:list>
      <text:p text:style-name="P13"><text:span text:style-name="T22">לכל אחת מהאפשרויות, הראו דוגמה שבה האפשרות הזאת היא האפשרות היחידה הנותנת חלוקה פרופורציונלית </text:span><text:span text:style-name="T23">עם </text:span><text:span text:style-name="T27">שלושה </text:span><text:span text:style-name="T23">שיתופים (לדוגמה, עבור סעיף 1: </text:span><text:span text:style-name="T24">הראו דוגמה להערכות של השחקנים, שבה בכל חלוקה פרופורציונלית, חפץ א משותף בין כל </text:span><text:span text:style-name="T28">ארבעת</text:span><text:span text:style-name="T24"> השחקנים).</text:span></text:p>
      <text:p text:style-name="P13"><text:span text:style-name="T24">* </text:span><text:span text:style-name="T28">ב. </text:span><text:span text:style-name="T53">מחלקים </text:span><text:span text:style-name="T22">ארבעה</text:span><text:span text:style-name="T53"> חפצים בין </text:span><text:span text:style-name="T39">חמישה </text:span><text:span text:style-name="T53">שחקנים. כמו שלמדנו בהרצאה, תמיד קיימת חלוקה עם לכל היותר </text:span><text:span text:style-name="T39">ארבעה </text:span><text:span text:style-name="T53">שיתופים. יש כמה אפשרויות לחלוקה כזאת:</text:span></text:p>
      <text:list xml:id="list165840553624669" text:continue-numbering="true" text:style-name="L1">
        <text:list-item>
          <text:p text:style-name="P28"><text:span text:style-name="T53">חפץ </text:span><text:span text:style-name="T22">א </text:span><text:span text:style-name="T53">משותף בין כל חמשת השחקנים.</text:span></text:p>
        </text:list-item>
        <text:list-item>
          <text:p text:style-name="P28"><text:span text:style-name="T53">חפץ </text:span><text:span text:style-name="T22">א </text:span><text:span text:style-name="T53">משותף בין ארבעה שחקנים, </text:span><text:span text:style-name="T22">ו</text:span><text:span text:style-name="T53">חפץ </text:span><text:span text:style-name="T22">ב </text:span><text:span text:style-name="T53">משותף בין שני שחקנים.</text:span></text:p>
        </text:list-item>
        <text:list-item>
          <text:p text:style-name="P28"><text:span text:style-name="T53">חפץ </text:span><text:span text:style-name="T22">א משותף בין שלושה שחקנים, וחפץ ב משותף בין שלושה שחקנים.</text:span></text:p>
        </text:list-item>
        <text:list-item>
          <text:p text:style-name="P30">חפץ א משותף בין שלושה שחקנים, חפץ ב בין שני שחקנים, חפץ ג בין שני שחקנים.</text:p>
        </text:list-item>
        <text:list-item>
          <text:p text:style-name="P30">חפץ א משותף בין שני שחקנים, חפץ ב בין שני שחקנים, חפץ ג בין שני שחקנים, חפץ ד בין שני שחקנים.</text:p>
        </text:list-item>
      </text:list>
      <text:p text:style-name="P12"><text:span text:style-name="T17">לכל אחת מהאפשרויות, הראו דוגמה שבה האפשרות הזאת היא האפשרות היחידה הנותנת חלוקה פרופורציונלית </text:span><text:span text:style-name="T23">עם ארבעה שיתופים</text:span><text:span text:style-name="T24">.</text:span></text:p>
      <text:p text:style-name="P7"><text:span text:style-name="T40">שאלה</text:span><text:span text:style-name="T9"> </text:span><text:span text:style-name="T15">2</text:span><text:span text:style-name="T3">: </text:span><text:span text:style-name="T11">חלוקה לקסימין-אגליטרית לשחקנים עם זכויות שונות</text:span></text:p>
      <text:p text:style-name="P10">נתונים <text:span text:style-name="T42">n שחקנים עם זכויות שונות. הזכות של כל שחקן i <text:s/>היא w</text:span><text:span text:style-name="T55">i</text:span><text:span text:style-name="T59">, </text:span><text:span text:style-name="T62">ו</text:span><text:span text:style-name="T61">פונקציית הערך של </text:span><text:span text:style-name="T60">i היא V</text:span><text:span text:style-name="T56">i</text:span><text:span text:style-name="T60">.</text:span></text:p>
      <text:p text:style-name="P17"><text:span text:style-name="T35">חשבו, </text:span><text:span text:style-name="T36">עבור כל שחקן i, מספר ממשי r</text:span><text:span text:style-name="T57">i</text:span><text:span text:style-name="T36">, כך שאם נכפיל את פונקציית הערך של i ב-r</text:span><text:span text:style-name="T57">i</text:span><text:span text:style-name="T36">, אז כל </text:span><text:span text:style-name="T34">חלוקה לקסימין-אגליטרית תהיה חלוקה פרופורציונלית בהתחשב בזכויות השונות (היזכרו בהגדרה של חלוקה פרופורציונלית עם זכויות שונות ממטלה 1). </text:span><text:span text:style-name="T36">שימו לב: r</text:span><text:span text:style-name="T57">i</text:span><text:span text:style-name="T36"> תלוי ב-</text:span><text:span text:style-name="T37">w</text:span><text:span text:style-name="T58">i</text:span><text:span text:style-name="T37"> </text:span><text:span text:style-name="T36">וב-</text:span><text:span text:style-name="T37">V</text:span><text:span text:style-name="T58">i</text:span><text:span text:style-name="T37">. </text:span></text:p>
      <text:p text:style-name="P31">הדגימו והוכיחו את תשובתכם. </text:p>
      <text:p text:style-name="P8"><text:soft-page-break/></text:p>
      <text:p text:style-name="P3">שאלה <text:span text:style-name="T16">3</text:span><text:span text:style-name="T3">: </text:span><text:span text:style-name="T12">גרף הצריכה </text:span><text:span text:style-name="T63">בפייתון</text:span></text:p>
      <text:p text:style-name="P14"><text:span text:style-name="T63">כתבו פונקציה בפייתון, המקבלת </text:span><text:span text:style-name="T29">מטריצה המייצגת </text:span><text:span text:style-name="T63">חלוק</text:span><text:span text:style-name="T64">ת חפצים לאנשים, בונה </text:span><text:span text:style-name="T67">את גרף הצריכה, ובודקת אם יש בו מעגלים:</text:span></text:p>
      <text:p text:style-name="P19"><text:span text:style-name="T44">def find_cycle_in_consumption_graph(allocation: List[List[float]</text:span><text:span text:style-name="T32">]</text:span><text:span text:style-name="T44">)</text:span></text:p>
      <text:p text:style-name="P23">הקלט הוא מטריצה, שבה האיבר בשורה i ובעמודה j הוא החלק מחפץ j שמקבל שחקן i.</text:p>
      <text:p text:style-name="P25"><text:span text:style-name="T33">לצורך חישובים בגרפים, השתמשו ב</text:span><text:span text:style-name="T51">ספריה </text:span><text:span text:style-name="T48">networkx</text:span><text:span text:style-name="T52">. <text:s/></text:span><text:span text:style-name="T46">בדקו והדגימו את תשובתכם.</text:span></text:p>
      <text:p text:style-name="P5"><text:span text:style-name="T38">שאלה </text:span><text:span text:style-name="T10">4</text:span><text:span text:style-name="T3">:</text:span><text:span text:style-name="T8"> </text:span><text:span text:style-name="T13">חיפוש מעגלים עם מכפלה קטנה מ-1</text:span></text:p>
      <text:p text:style-name="P14"><text:span text:style-name="T66">א. </text:span><text:span text:style-name="T64">נתון גרף מכוון עם משקלים חיוביים על הקשתות. הגרף מיוצג בפייתון במבנה </text:span><text:span text:style-name="T49">DiGraph של הספרייה </text:span><text:span text:style-name="T47">networkx</text:span><text:span text:style-name="T49">. </text:span><text:span text:style-name="T64">כתבו קוד בפייתון הבודק אם בגרף </text:span><text:span text:style-name="T65">נתון </text:span><text:span text:style-name="T64">יש מעגל מכוון עם מכפלה קטנה מ-1</text:span><text:span text:style-name="T50">; העזרו באלגוריתמים הנמצאים </text:span><text:span text:style-name="T31">בספריה. בדקו והדגימו את תשובתכם.</text:span></text:p>
      <text:p text:style-name="P15"><text:span text:style-name="T43">* ב. </text:span><text:span text:style-name="T31">האם אפשר לפתור את הבעיה בעזרת אלגוריתם דייקסטרה, עם החלפת סכום במכפלה? אם כן – כתבו קוד העושה זאת והוכיחו את נכונותו. אם לא – הוכיחו שזה בלתי אפשרי.</text:span></text:p>
      <text:p text:style-name="P6">* שאלה <text:span text:style-name="T14">5</text:span><text:span text:style-name="T3">: </text:span><text:span text:style-name="T14">מציאת שיפור פארטו חלש בגרף ההחלפות</text:span></text:p>
      <text:p text:style-name="P16"><text:span text:style-name="T63">כתבו פונקציה בפייתון, המקבלת </text:span><text:span text:style-name="T29">מטריצה המייצגת </text:span><text:span text:style-name="T63">חלוק</text:span><text:span text:style-name="T64">ת חפצים לאנשים, </text:span><text:span text:style-name="T68">ומטריצה המייצגת הערכות של אנשים לחפצים, <text:s/></text:span><text:span text:style-name="T30">ומעגל בגרף הצריכה. הפונקציה מחשבת שיפור פארטו חלש המבטל לפחות קשת אחת במעגל.</text:span></text:p>
      <text:p text:style-name="P18"><text:span text:style-name="T44">def find_</text:span><text:span text:style-name="T32">weak_pareto_improvement</text:span><text:span text:style-name="T44">(</text:span></text:p>
      <text:p text:style-name="P18"><text:span text:style-name="T44"><text:s text:c="3"/>allocation: List[List[float</text:span><text:span text:style-name="T45">]</text:span><text:span text:style-name="T44">], </text:span></text:p>
      <text:p text:style-name="P18"><text:span text:style-name="T44"><text:s text:c="3"/></text:span><text:span text:style-name="T45">valuations: List[List[float]],</text:span></text:p>
      <text:p text:style-name="P20"><text:s text:c="3"/>cycle: list</text:p>
      <text:p text:style-name="P21">)</text:p>
      <text:p text:style-name="P22">המעגל <text:span text:style-name="T69">cycle </text:span>הוא מהצורה: [שחקן, חפץ, שחקן, חפץ, …, שחקן]. למשל: [0, 11, 1, 12, 2, 13, 0] הוא מעגל שבו שחקן 0 משתף את חפץ 11 עם שחקן 1, שחקן 1 משתף את חפץ 12 עם שחקן 2, וכו’.</text:p>
      <text:p text:style-name="P33">הפלט צריך להיות החלוקה החדשה – לאחר השיפור.</text:p>
      <text:p text:style-name="P22">בדקו והדגימו את תשובתכם.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2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2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2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2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2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01T16:58:39.970000000</dc:date>
    <meta:editing-duration>P12DT2H58M5S</meta:editing-duration>
    <meta:editing-cycles>1652</meta:editing-cycles>
    <meta:document-statistic meta:table-count="0" meta:image-count="0" meta:object-count="0" meta:page-count="2" meta:paragraph-count="41" meta:word-count="568" meta:character-count="3165" meta:non-whitespace-character-count="2623"/>
  </office:meta>
</office:document-meta>
</file>